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Sans4" svg:font-family="'Liberation Sans', Arial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style:font-name="Liberation Sans4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journald“ [SSA 1002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lchen Command nutzt man, um mit einem systemd basierten System die Log-Files zu lesen?</text:p>
            <text:p>A) systemd-log</text:p>
            <text:p>B) journalctl</text:p>
            <text:p>C) tail /var/log/systemd/log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e können mit journalctl alle Log Einträge der letzten drei Stunden angezeigt werden?Annahme: aktuelles Datum ist <text:span text:style-name="T1">2016-08-23 18:15:22</text:span></text:p>
            <text:p>A) journalctl --since "-3h"</text:p>
            <text:p>B) journalctl --since "<text:span text:style-name="T1">2016-08-23 15:15:22</text:span>"</text:p>
            <text:p>C) journalctl --since "-3h" --until "now"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Über welches Config File kann journald konfiguriert werden?</text:p>
            <text:p>A) /etc/systemd/system.conf</text:p>
            <text:p>B) /etc/systemd/syslog.conf</text:p>
            <text:p>C) /etc/systemd/journald.conf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e können mit journalctl alle Log-Einträge des Units MariaDB aufgelistet werden?</text:p>
            <text:p>A) journalctl -u mariadb</text:p>
            <text:p>B) journalctl list mariadb</text:p>
            <text:p>C) journalctl _SYSTEMD_UNIT=mariadb.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Sans4" svg:font-family="'Liberation Sans', Arial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1T20:20:29.490417410</dc:date>
    <dc:creator>Nicolas Christener</dc:creator>
    <meta:editing-duration>PT48M7S</meta:editing-duration>
    <meta:editing-cycles>15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2</meta:user-defined>
    <meta:user-defined meta:name="Modul_Name">journald</meta:user-defined>
  </office:meta>
</office:document-meta>
</file>